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116cm" svg:height="4.572cm" svg:x="1.508cm" svg:y="2.016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st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84cm" svg:height="10.16cm" svg:x="14.208cm" svg:y="8.112cm">
          <text:p><text:span text:style-name="T1">Cor</text:span><text:span text:style-name="T1">rect </text:span><text:span text:style-name="T1">err</text:span><text:span text:style-name="T1">ors</text:span></text:p>
          <text:p><text:span text:style-name="T1">in </text:span><text:span text:style-name="T1">bar</text:span><text:span text:style-name="T1">cod</text:span><text:span text:style-name="T1">es</text:span></text:p>
          <text:p/>
          <text:p><text:span text:style-name="T3">Examp</text:span><text:span text:style-name="T3">le: </text:span><text:span text:style-name="T3">mist </text:span><text:span text:style-name="T3">corre</text:span><text:span text:style-name="T3">ct</text:span></text:p>
          <text:p><text:span text:style-name="T3"><text:s/></text:span><text:span text:style-name="T3">--inp</text:span><text:span text:style-name="T3">ut </text:span><text:span text:style-name="T3">extra</text:span><text:span text:style-name="T3">cted.</text:span><text:span text:style-name="T3">mif</text:span></text:p>
          <text:p><text:span text:style-name="T3"><text:s/></text:span><text:span text:style-name="T3">--out</text:span><text:span text:style-name="T3">put </text:span><text:span text:style-name="T3">corre</text:span><text:span text:style-name="T3">cted.</text:span><text:span text:style-name="T3">mif</text:span></text:p>
          <text:p><text:span text:style-name="T3"><text:s/></text:span><text:span text:style-name="T3">--gro</text:span><text:span text:style-name="T3">ups </text:span><text:span text:style-name="T3">SB </text:span><text:span text:style-name="T3">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3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 </text:span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s</text:span></text:p>
          <text:p text:style-name="P3"><text:span text:style-name="T4"/></text:p>
          <text:p text:style-name="P3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text:span text:style-name="T4">:</text:span></text:p>
          <text:p text:style-name="P3"><text:span text:style-name="T4">m</text:span><text:span text:style-name="T4">i</text:span><text:span text:style-name="T4">s</text:span><text:span text:style-name="T4">t </text:span><text:span text:style-name="T4">s</text:span><text:span text:style-name="T4">t</text:span><text:span text:style-name="T4">a</text:span><text:span text:style-name="T4">t</text:span><text:span text:style-name="T4">-</text:span><text:span text:style-name="T4">g</text:span><text:span text:style-name="T4">r</text:span><text:span text:style-name="T4">o</text:span><text:span text:style-name="T4">u</text:span><text:span text:style-name="T4">p</text:span><text:span text:style-name="T4">s </text:span></text:p>
          <text:p text:style-name="P3"><text:span text:style-name="T4"><text:s/></text:span><text:span text:style-name="T4">-</text:span><text:span text:style-name="T4">-</text:span><text:span text:style-name="T4">i</text:span><text:span text:style-name="T4">n</text:span><text:span text:style-name="T4">p</text:span><text:span text:style-name="T4">u</text:span><text:span text:style-name="T4">t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e</text:span><text:span text:style-name="T4">d</text:span><text:span text:style-name="T4">.</text:span><text:span text:style-name="T4">m</text:span><text:span text:style-name="T4">i</text:span><text:span text:style-name="T4">f</text:span></text:p>
          <text:p text:style-name="P3"><text:span text:style-name="T4"><text:s/></text:span><text:span text:style-name="T4">-</text:span><text:span text:style-name="T4">-</text:span><text:span text:style-name="T4">g</text:span><text:span text:style-name="T4">r</text:span><text:span text:style-name="T4">o</text:span><text:span text:style-name="T4">u</text:span><text:span text:style-name="T4">p</text:span><text:span text:style-name="T4">s </text:span><text:span text:style-name="T4">S</text:span><text:span text:style-name="T4">B </text:span><text:span text:style-name="T4">U</text:span><text:span text:style-name="T4">M</text:span><text:span text:style-name="T4">I</text:span></text:p>
          <text:p text:style-name="P3"><text:span text:style-name="T4"><text:s/></text:span><text:span text:style-name="T4">-</text:span><text:span text:style-name="T4">-</text:span><text:span text:style-name="T4">m</text:span><text:span text:style-name="T4">i</text:span><text:span text:style-name="T4">n</text:span><text:span text:style-name="T4">-</text:span><text:span text:style-name="T4">c</text:span><text:span text:style-name="T4">o</text:span><text:span text:style-name="T4">u</text:span><text:span text:style-name="T4">n</text:span><text:span text:style-name="T4">t</text:span><text:span text:style-name="T4">-</text:span><text:span text:style-name="T4">f</text:span><text:span text:style-name="T4">i</text:span><text:span text:style-name="T4">l</text:span><text:span text:style-name="T4">t</text:span><text:span text:style-name="T4">e</text:span><text:span text:style-name="T4">r </text:span><text:span text:style-name="T4">1</text:span><text:span text:style-name="T4">0</text:span><text:span text:style-name="T4">0</text:span></text:p>
          <text:p text:style-name="P3"><text:span text:style-name="T4">m</text:span><text:span text:style-name="T4">i</text:span><text:span text:style-name="T4">s</text:span><text:span text:style-name="T4">t </text:span><text:span text:style-name="T4">s</text:span><text:span text:style-name="T4">t</text:span><text:span text:style-name="T4">a</text:span><text:span text:style-name="T4">t</text:span><text:span text:style-name="T4">-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/text:p>
          <text:p text:style-name="P3"><text:span text:style-name="T4"><text:s/></text:span><text:span text:style-name="T4">-</text:span><text:span text:style-name="T4">-</text:span><text:span text:style-name="T4">i</text:span><text:span text:style-name="T4">n</text:span><text:span text:style-name="T4">p</text:span><text:span text:style-name="T4">u</text:span><text:span text:style-name="T4">t </text:span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e</text:span><text:span text:style-name="T4">d</text:span><text:span text:style-name="T4">.</text:span><text:span text:style-name="T4">m</text:span><text:span text:style-name="T4">i</text:span><text:span text:style-name="T4">f</text:span></text:p>
          <text:p text:style-name="P3"><text:span text:style-name="T4"><text:s/></text:span><text:span text:style-name="T4">-</text:span><text:span text:style-name="T4">-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t</text:span><text:span text:style-name="T4">x</text:span><text:span text:style-name="T4">t</text:span></text:p>
          <text:p text:style-name="P3"><text:span text:style-name="T4"><text:s/></text:span><text:span text:style-name="T4">-</text:span><text:span text:style-name="T4">-</text:span><text:span text:style-name="T4">m</text:span><text:span text:style-name="T4">i</text:span><text:span text:style-name="T4">n</text:span><text:span text:style-name="T4">-</text:span><text:span text:style-name="T4">f</text:span><text:span text:style-name="T4">r</text:span><text:span text:style-name="T4">a</text:span><text:span text:style-name="T4">c</text:span><text:span text:style-name="T4">-</text:span><text:span text:style-name="T4">f</text:span><text:span text:style-name="T4">i</text:span><text:span text:style-name="T4">l</text:span><text:span text:style-name="T4">t</text:span><text:span text:style-name="T4">e</text:span><text:span text:style-name="T4">r </text:span><text:span text:style-name="T4">0</text:span><text:span text:style-name="T4">.</text:span><text:span text:style-name="T4">0</text:span><text:span text:style-name="T4">5</text:span></text:p>
          <text:p text:style-name="P3"><text:span text:style-name="T4"><text:s/></text:span><text:span text:style-name="T4">-</text:span><text:span text:style-name="T4">-</text:span><text:span text:style-name="T4">g</text:span><text:span text:style-name="T4">r</text:span><text:span text:style-name="T4">o</text:span><text:span text:style-name="T4">u</text:span><text:span text:style-name="T4">p</text:span><text:span text:style-name="T4">s </text:span><text:span text:style-name="T4">U</text:span><text:span text:style-name="T4">M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684cm" svg:height="8.128cm" svg:x="14.208cm" svg:y="19.796cm">
          <text:p text:style-name="P3"><text:span text:style-name="T1">Sort sequences</text:span></text:p>
          <text:p text:style-name="P3"><text:span text:style-name="T1">by barcode values</text:span></text:p>
          <text:p text:style-name="P3"><text:span text:style-name="T2"/></text:p>
          <text:p text:style-name="P3"><text:span text:style-name="T3">Example: mist sort</text:span></text:p>
          <text:p text:style-name="P3"><text:span text:style-name="T3"><text:s/></text:span><text:span text:style-name="T3">--input corrected.mif</text:span></text:p>
          <text:p text:style-name="P3"><text:span text:style-name="T3"><text:s/></text:span><text:span text:style-name="T3">--output sorted.mif</text:span></text:p>
          <text:p text:style-name="P3"><text:span text:style-name="T3"><text:s/></text:span><text:span text:style-name="T3">--groups UMI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9.116cm" svg:height="4.572cm" svg:x="1.508cm" svg:y="29.448cm">
          <text:p text:style-name="P3"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e</text:span><text:span text:style-name="T1">n</text:span><text:span text:style-name="T1">s</text:span><text:span text:style-name="T1">u</text:span><text:span text:style-name="T1">s</text:span><text:span text:style-name="T1">e</text:span><text:span text:style-name="T1">s </text:span><text:span text:style-name="T1">f</text:span><text:span text:style-name="T1">o</text:span><text:span text:style-name="T1">r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 </text:span><text:span text:style-name="T1">m</text:span><text:span text:style-name="T1">o</text:span><text:span text:style-name="T1">l</text:span><text:span text:style-name="T1">e</text:span><text:span text:style-name="T1">c</text:span><text:span text:style-name="T1">u</text:span><text:span text:style-name="T1">l</text:span><text:span text:style-name="T1">e</text:span><text:span text:style-name="T1">s</text:span></text:p>
          <text:p text:style-name="P3"><text:span text:style-name="T2"/></text:p>
          <text:p text:style-name="P3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 </text:span><text:span text:style-name="T3">m</text:span><text:span text:style-name="T3">i</text:span><text:span text:style-name="T3">s</text:span><text:span text:style-name="T3">t </text:span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u</text:span><text:span text:style-name="T3">s </text:span><text:span text:style-name="T3">-</text:span><text:span text:style-name="T3">-</text:span><text:span text:style-name="T3">i</text:span><text:span text:style-name="T3">n</text:span><text:span text:style-name="T3">p</text:span><text:span text:style-name="T3">u</text:span><text:span text:style-name="T3">t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.</text:span><text:span text:style-name="T3">m</text:span><text:span text:style-name="T3">i</text:span><text:span text:style-name="T3">f </text:span><text:span text:style-name="T3">-</text:span><text:span text:style-name="T3">-</text:span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u</text:span><text:span text:style-name="T3">s</text:span><text:span text:style-name="T3">.</text:span><text:span text:style-name="T3">m</text:span><text:span text:style-name="T3">i</text:span><text:span text:style-name="T3">f </text:span><text:span text:style-name="T5">-</text:span><text:span text:style-name="T5">-</text:span><text:span text:style-name="T5">g</text:span><text:span text:style-name="T5">r</text:span><text:span text:style-name="T5">o</text:span><text:span text:style-name="T5">u</text:span><text:span text:style-name="T5">p</text:span><text:span text:style-name="T5">s </text:span><text:span text:style-name="T5">U</text:span><text:span text:style-name="T5">M</text:span><text:span text:style-name="T5">I</text:span></text:p>
          <text:p text:style-name="P3"><text:span text:style-name="T5"><text:s/></text:span><text:span text:style-name="T5">-</text:span><text:span text:style-name="T5">-</text:span><text:span text:style-name="T5">m</text:span><text:span text:style-name="T5">a</text:span><text:span text:style-name="T5">x</text:span><text:span text:style-name="T5">-</text:span><text:span text:style-name="T5">c</text:span><text:span text:style-name="T5">o</text:span><text:span text:style-name="T5">n</text:span><text:span text:style-name="T5">s</text:span><text:span text:style-name="T5">e</text:span><text:span text:style-name="T5">n</text:span><text:span text:style-name="T5">s</text:span><text:span text:style-name="T5">u</text:span><text:span text:style-name="T5">s</text:span><text:span text:style-name="T5">e</text:span><text:span text:style-name="T5">s</text:span><text:span text:style-name="T5">-</text:span><text:span text:style-name="T5">p</text:span><text:span text:style-name="T5">e</text:span><text:span text:style-name="T5">r</text:span><text:span text:style-name="T5">-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 </text:span><text:span text:style-name="T5">6 </text:span><text:span text:style-name="T3">-</text:span><text:span text:style-name="T3">-</text:span><text:span text:style-name="T3">s</text:span><text:span text:style-name="T3">c</text:span><text:span text:style-name="T3">o</text:span><text:span text:style-name="T3">r</text:span><text:span text:style-name="T3">e</text:span><text:span text:style-name="T3">-</text:span><text:span text:style-name="T3">t</text:span><text:span text:style-name="T3">h</text:span><text:span text:style-name="T3">r</text:span><text:span text:style-name="T3">e</text:span><text:span text:style-name="T3">s</text:span><text:span text:style-name="T3">h</text:span><text:span text:style-name="T3">o</text:span><text:span text:style-name="T3">l</text:span><text:span text:style-name="T3">d </text:span><text:span text:style-name="T3">-</text:span><text:span text:style-name="T3">7</text:span><text:span text:style-name="T3">5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9.116cm" svg:height="4.572cm" svg:x="1.508cm" svg:y="35.544cm">
          <text:p text:style-name="P3"><text:span text:style-name="T1">Convert results from MIF to FASTQ format</text:span></text:p>
          <text:p text:style-name="P3"><text:span text:style-name="T2"/></text:p>
          <text:p text:style-name="P3"><text:span text:style-name="T3">Example: mist mif2fastq --input consensus.mif --group-R1 </text:span><text:span text:style-name="T3">consensus-R1.fastq</text:span></text:p>
          <text:p text:style-name="P3"><text:span text:style-name="T3"><text:s/></text:span><text:span text:style-name="T3">--group-R2 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3"><text:span text:style-name="T1">Filter data or split</text:span></text:p>
          <text:p text:style-name="P3"><text:span text:style-name="T1">to multiple files</text:span></text:p>
          <text:p text:style-name="P3"><text:span text:style-name="T2"/></text:p>
          <text:p text:style-name="P3"><text:span text:style-name="T3">Examples:</text:span></text:p>
          <text:p text:style-name="P3"><text:span text:style-name="T3">mist filter</text:span></text:p>
          <text:p text:style-name="P3"><text:span text:style-name="T3"><text:s/></text:span><text:span text:style-name="T3">--input corrected.mif</text:span></text:p>
          <text:p text:style-name="P3"><text:span text:style-name="T3"><text:s/></text:span><text:span text:style-name="T3">--output filtered.mif</text:span></text:p>
          <text:p text:style-name="P3"><text:span text:style-name="T3"><text:s/>“</text:span><text:span text:style-name="T3">Len(UMI)=7 &amp; UMI~‘~^AATC’”</text:span></text:p>
          <text:p text:style-name="P3"><text:span text:style-name="T3">mist demultiplex</text:span></text:p>
          <text:p text:style-name="P3"><text:span text:style-name="T3"><text:s/></text:span><text:span text:style-name="T3">--by-barcode SB</text:span></text:p>
          <text:p text:style-name="P3"><text:span text:style-name="T3"><text:s/></text:span><text:span text:style-name="T3">corrected.mif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0.5.2$Linux_X86_64 LibreOffice_project/00m0$Build-2</meta:generator>
    <dc:date>2018-07-09T17:43:12.971740216</dc:date>
    <meta:editing-duration>PT55M37S</meta:editing-duration>
    <meta:editing-cycles>11</meta:editing-cycles>
    <meta:document-statistic meta:object-count="16"/>
  </office:meta>
</office:document-meta>
</file>